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line-height="115%" fo:text-indent="1.27cm" style:auto-text-indent="false" fo:break-before="auto" fo:break-after="auto" style:writing-mode="lr-tb"/>
    </style:style>
    <style:style style:name="P2" style:family="paragraph" style:parent-style-name="Standard">
      <style:paragraph-properties fo:margin-left="0cm" fo:margin-right="0cm" fo:line-height="115%" fo:text-indent="1.27cm" style:auto-text-indent="false" fo:break-before="auto" fo:break-after="auto" style:writing-mode="lr-tb"/>
      <style:text-properties style:font-name="Liberation Sans"/>
    </style:style>
    <style:style style:name="P3" style:family="paragraph" style:parent-style-name="Standard">
      <style:paragraph-properties fo:margin-left="0cm" fo:margin-right="0cm" fo:line-height="115%" fo:text-indent="1.27cm" style:auto-text-indent="false" fo:break-before="auto" fo:break-after="auto" style:writing-mode="lr-tb"/>
      <style:text-properties style:font-name="Liberation Sans" officeooo:paragraph-rsid="000309cc"/>
    </style:style>
    <style:style style:name="P4" style:family="paragraph" style:parent-style-name="Standard">
      <style:paragraph-properties fo:margin-left="0cm" fo:margin-right="0cm" fo:line-height="115%" fo:text-indent="1.27cm" style:auto-text-indent="false" fo:break-before="auto" fo:break-after="auto" style:writing-mode="lr-tb"/>
      <style:text-properties style:font-name="Liberation Sans" style:font-name-asian="Cambria" style:font-name-complex="Cambria"/>
    </style:style>
    <style:style style:name="P5" style:family="paragraph" style:parent-style-name="Standard">
      <style:paragraph-properties fo:line-height="115%" fo:break-before="auto" fo:break-after="auto" style:writing-mode="lr-tb"/>
      <style:text-properties style:font-name="Liberation Sans"/>
    </style:style>
    <style:style style:name="P6" style:family="paragraph" style:parent-style-name="Standard">
      <style:paragraph-properties fo:line-height="115%" fo:break-before="auto" fo:break-after="auto" style:writing-mode="lr-tb"/>
      <style:text-properties style:font-name="Liberation Sans" style:font-name-asian="Cambria" style:font-name-complex="Cambria"/>
    </style:style>
    <style:style style:name="P7" style:family="paragraph" style:parent-style-name="Standard">
      <style:paragraph-properties fo:margin-left="0cm" fo:margin-right="0cm" fo:line-height="115%" fo:text-indent="0cm" style:auto-text-indent="false" fo:break-before="auto" fo:break-after="auto" style:writing-mode="lr-tb"/>
      <style:text-properties style:font-name="Liberation Sans" style:font-name-asian="Cambria" style:font-name-complex="Cambria"/>
    </style:style>
    <style:style style:name="P8" style:family="paragraph" style:parent-style-name="Standard">
      <style:paragraph-properties fo:margin-left="0cm" fo:margin-right="0cm" fo:line-height="115%" fo:text-indent="0cm" style:auto-text-indent="false" fo:break-before="auto" fo:break-after="auto" style:writing-mode="lr-tb"/>
      <style:text-properties style:font-name="Liberation Sans"/>
    </style:style>
    <style:style style:name="P9" style:family="paragraph" style:parent-style-name="Standard">
      <style:paragraph-properties fo:margin-left="0cm" fo:margin-right="0cm" fo:line-height="115%" fo:text-indent="0cm" style:auto-text-indent="false" style:writing-mode="lr-tb"/>
      <style:text-properties style:font-name="Liberation Sans" officeooo:rsid="000309cc" style:font-name-asian="Cambria" style:font-name-complex="Cambria"/>
    </style:style>
    <style:style style:name="P10" style:family="paragraph" style:parent-style-name="Standard">
      <style:paragraph-properties fo:margin-left="1.27cm" fo:margin-right="0cm" fo:line-height="115%" fo:text-indent="0cm" style:auto-text-indent="false" fo:break-before="auto" fo:break-after="auto" style:writing-mode="lr-tb"/>
      <style:text-properties style:font-name="Liberation Sans" style:font-name-asian="Cambria" style:font-name-complex="Cambria"/>
    </style:style>
    <style:style style:name="P11" style:family="paragraph" style:parent-style-name="Standard">
      <style:paragraph-properties fo:line-height="115%" style:writing-mode="lr-tb"/>
      <style:text-properties style:font-name="Liberation Sans" style:font-name-asian="Cambria" style:font-name-complex="Cambria"/>
    </style:style>
    <style:style style:name="P12" style:family="paragraph" style:parent-style-name="Standard">
      <style:paragraph-properties fo:line-height="115%" style:writing-mode="lr-tb"/>
      <style:text-properties style:font-name="Liberation Sans" officeooo:rsid="000309cc" officeooo:paragraph-rsid="000309cc" style:font-name-asian="Cambria" style:font-name-complex="Cambria"/>
    </style:style>
    <style:style style:name="P13" style:family="paragraph" style:parent-style-name="Standard">
      <style:paragraph-properties fo:line-height="115%" style:writing-mode="lr-tb"/>
      <style:text-properties style:font-name="Liberation Sans" officeooo:paragraph-rsid="0003d46e"/>
    </style:style>
    <style:style style:name="P14" style:family="paragraph" style:parent-style-name="Standard">
      <style:paragraph-properties fo:line-height="115%" style:writing-mode="lr-tb"/>
      <style:text-properties style:font-name="Liberation Sans" officeooo:rsid="0003d46e" officeooo:paragraph-rsid="0003d46e"/>
    </style:style>
    <style:style style:name="P15" style:family="paragraph" style:parent-style-name="Standard" style:master-page-name="Standard">
      <style:paragraph-properties fo:line-height="115%" fo:text-align="center" style:justify-single-word="false" style:page-number="auto" fo:break-before="auto" fo:break-after="auto" style:writing-mode="lr-tb"/>
      <style:text-properties style:font-name="Liberation Sans" fo:font-size="12pt" style:text-underline-style="solid" style:text-underline-width="auto" style:text-underline-color="font-color" fo:font-weight="bold" style:font-name-asian="Cambria" style:font-size-asian="12pt" style:font-weight-asian="bold" style:font-name-complex="Cambria" style:font-size-complex="12pt" style:font-weight-complex="bold"/>
    </style:style>
    <style:style style:name="P16" style:family="paragraph" style:parent-style-name="Standard">
      <style:paragraph-properties fo:line-height="115%" fo:text-align="center" style:justify-single-word="false" fo:break-before="auto" fo:break-after="auto" style:writing-mode="lr-tb"/>
      <style:text-properties style:font-name="Liberation Sans" fo:font-style="italic" style:font-name-asian="Cambria" style:font-style-asian="italic" style:font-name-complex="Cambria" style:font-style-complex="italic"/>
    </style:style>
    <style:style style:name="P17" style:family="paragraph" style:parent-style-name="Standard">
      <style:paragraph-properties fo:line-height="115%" fo:break-before="auto" fo:break-after="auto" style:writing-mode="lr-tb"/>
      <style:text-properties style:font-name="Liberation Sans" style:font-name-asian="Cambria" style:font-name-complex="Cambria"/>
    </style:style>
    <style:style style:name="P18" style:family="paragraph" style:parent-style-name="Standard">
      <style:paragraph-properties fo:line-height="115%" fo:break-before="auto" fo:break-after="auto" style:writing-mode="lr-tb"/>
      <style:text-properties style:font-name="Liberation Sans" officeooo:paragraph-rsid="0003d46e" style:font-name-asian="Cambria" style:font-name-complex="Cambria"/>
    </style:style>
    <style:style style:name="P19" style:family="paragraph" style:parent-style-name="Standard" style:list-style-name="LS1">
      <style:paragraph-properties fo:margin-top="0cm" fo:margin-bottom="0cm" style:contextual-spacing="false" fo:line-height="115%" fo:break-before="auto" fo:break-after="auto" style:writing-mode="lr-tb"/>
      <style:text-properties style:font-name="Liberation Sans" fo:font-weight="bold" style:font-name-asian="Cambria" style:font-weight-asian="bold" style:font-name-complex="Cambria" style:font-weight-complex="bold"/>
    </style:style>
    <style:style style:name="P20" style:family="paragraph" style:parent-style-name="Standard">
      <style:paragraph-properties fo:margin-left="0cm" fo:margin-right="0cm" fo:line-height="115%" fo:text-indent="1.27cm" style:auto-text-indent="false" fo:break-before="auto" fo:break-after="auto" style:writing-mode="lr-tb"/>
      <style:text-properties style:font-name="Liberation Sans" style:font-name-asian="Cambria" style:font-name-complex="Cambria"/>
    </style:style>
    <style:style style:name="P21" style:family="paragraph" style:parent-style-name="Standard">
      <style:paragraph-properties fo:margin-left="0cm" fo:margin-right="0cm" fo:line-height="115%" fo:text-indent="1.27cm" style:auto-text-indent="false" style:writing-mode="lr-tb"/>
      <style:text-properties style:font-name="Liberation Sans" style:font-name-asian="Cambria" style:font-name-complex="Cambria"/>
    </style:style>
    <style:style style:name="P22" style:family="paragraph" style:parent-style-name="Standard">
      <style:paragraph-properties fo:margin-left="0cm" fo:margin-right="0cm" fo:line-height="115%" fo:text-indent="1.27cm" style:auto-text-indent="false" style:writing-mode="lr-tb"/>
      <style:text-properties style:font-name="Liberation Sans" officeooo:rsid="000309cc" officeooo:paragraph-rsid="00044995" style:font-name-asian="Cambria" style:font-name-complex="Cambria"/>
    </style:style>
    <style:style style:name="P23" style:family="paragraph" style:parent-style-name="Standard">
      <style:paragraph-properties fo:line-height="115%" style:writing-mode="lr-tb"/>
      <style:text-properties style:font-name="Liberation Sans" officeooo:rsid="0003d46e" officeooo:paragraph-rsid="0003d46e" style:font-name-asian="Cambria" style:font-name-complex="Cambria"/>
    </style:style>
    <style:style style:name="P24" style:family="paragraph" style:parent-style-name="Standard">
      <style:paragraph-properties fo:line-height="115%" style:writing-mode="lr-tb"/>
      <style:text-properties style:font-name="Liberation Sans" officeooo:paragraph-rsid="00044995" style:font-name-asian="Cambria" style:font-name-complex="Cambria"/>
    </style:style>
    <style:style style:name="P25" style:family="paragraph" style:parent-style-name="Standard">
      <style:paragraph-properties fo:line-height="115%" style:writing-mode="lr-tb"/>
      <style:text-properties style:font-name="Liberation Sans" officeooo:rsid="000309cc" officeooo:paragraph-rsid="00044995" style:font-name-asian="Cambria" style:font-name-complex="Cambria"/>
    </style:style>
    <style:style style:name="T1" style:family="text">
      <style:text-properties fo:font-style="italic" style:font-name-asian="Cambria" style:font-style-asian="italic" style:font-name-complex="Cambria" style:font-style-complex="italic"/>
    </style:style>
    <style:style style:name="T2" style:family="text">
      <style:text-properties style:font-name-asian="Cambria" style:font-name-complex="Cambria"/>
    </style:style>
    <style:style style:name="T3" style:family="text">
      <style:text-properties officeooo:rsid="000309cc" style:font-name-asian="Cambria" style:font-name-complex="Cambria"/>
    </style:style>
    <style:style style:name="T4" style:family="text">
      <style:text-properties officeooo:rsid="0003d46e" style:font-name-asian="Cambria" style:font-name-complex="Cambria"/>
    </style:style>
    <style:style style:name="T5" style:family="text">
      <style:text-properties officeooo:rsid="000423a3" style:font-name-asian="Cambria" style:font-name-complex="Cambria"/>
    </style:style>
    <style:style style:name="T6" style:family="text">
      <style:text-properties style:font-name="Liberation Sans" style:font-name-asian="Cambria" style:font-name-complex="Cambria"/>
    </style:style>
    <style:style style:name="T7" style:family="text">
      <style:text-properties style:font-name="Liberation Sans" officeooo:rsid="000423a3" style:font-name-asian="Cambria" style:font-name-complex="Cambria"/>
    </style:style>
    <style:style style:name="T8" style:family="text">
      <style:text-properties officeooo:rsid="0004c998"/>
    </style:style>
    <style:style style:name="T9" style:family="text">
      <style:text-properties officeooo:rsid="000309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apstone Project Ideas</text:p>
      <text:p text:style-name="P16">DP Rooney</text:p>
      <text:p text:style-name="P6"/>
      <text:list xml:id="list3369337827942945270" text:style-name="LS1">
        <text:list-item>
          <text:p text:style-name="P19">Adjusting NHL Corsi for quality of opposition</text:p>
        </text:list-item>
      </text:list>
      <text:p text:style-name="P6"/>
      <text:p text:style-name="P24"><text:span text:style-name="T9"><text:tab/>Using a Python-based data scraper called nhlscrapi, one can gather data about events (including shot-attempts) for all games in the past NHL season:</text:span></text:p>
      <text:p text:style-name="P25"/>
      <text:p text:style-name="P25"><text:tab/><text:a xlink:type="simple" xlink:href="https://github.com/robhowley/nhlscrapi">https://github.com/robhowley/nhlscrapi</text:a></text:p>
      <text:p text:style-name="P22"/>
      <text:p text:style-name="P21"/>
      <text:p text:style-name="P21">----------------------</text:p>
      <text:p text:style-name="P21">Hockey has seen a lot of growth in advanced stats in the last few years. There is a family of stats called "Corsi" stats that look at shot attempts (shots on goal plus shots missed plus blocked shots). The so-called "Corsi For Percentage" or CF% evaluates a given player by dividing the number of shot attempts for his team while he is on the ice by the total number of shot attempts by both teams (while he is on the ice). This is seen as a decent metric because it eliminates the randomness associated with goal-scoring, and it combines offensive and defensive merit (a gifted offensive player may have lesser value if his defense is atrocious). </text:p>
      <text:p text:style-name="P4"/>
      <text:p text:style-name="P3"><text:span text:style-name="T2">One major drawback with this stat is that it does not take into account </text:span><text:span text:style-name="T3">the </text:span><text:span text:style-name="T2">quality of opposition. A fundamental phenomenon in hockey is line-matching. Each team has four different forward-lines that generally differ in abilities, and a good defensive line will be matched against the opposition's best offensive line. Therefore </text:span><text:span text:style-name="T3">comparing the</text:span><text:span text:style-name="T2"> CF% </text:span><text:span text:style-name="T3">of a first-line and a fourth-line player is unfair to the better player, since he has to work harder to generate a shot attempt. </text:span><text:span text:style-name="T2">For example, this reddit post points out that </text:span><text:span text:style-name="T3">a </text:span><text:span text:style-name="T2">young, raw prospect for the Vancouver Canucks has a better CF% than Jonathan Toews, who is seen as one of the best players in the league:</text:span></text:p>
      <text:p text:style-name="P7"/>
      <text:p text:style-name="P8"><text:a xlink:type="simple" xlink:href="https://www.reddit.com/r/canucks/comments/4omaqp/why_jake_virtanen_is_better_than_jonathan_toews/"><text:span text:style-name="T2">https://www.reddit.com/r/canucks/comments/4omaqp/why_jake_virtanen_is_better_than_jonathan_toew</text:span></text:a><text:a xlink:type="simple" xlink:href="https://www.reddit.com/r/canucks/comments/4omaqp/why_jake_virtanen_is_better_than_jonathan_toews/"><text:span text:style-name="T3">s</text:span></text:a><text:a xlink:type="simple" xlink:href="https://www.reddit.com/r/canucks/comments/4omaqp/why_jake_virtanen_is_better_than_jonathan_toews/"><text:span text:style-name="T2">/</text:span></text:a></text:p>
      <text:p text:style-name="P9"/>
      <text:p text:style-name="P12"><text:tab/>Using the R-based NHL data scraper, or its Python-based equivalent, one can gather data about events (including shot-attempts) for all games in the past NHL season:</text:p>
      <text:p text:style-name="P12"/>
      <text:p text:style-name="P12"><text:tab/><text:a xlink:type="simple" xlink:href="https://cran.r-project.org/web/packages/nhlscrapr/index.html">https://cran.r-project.org/web/packages/nhlscrapr/index.html</text:a></text:p>
      <text:p text:style-name="P12"><text:tab/><text:a xlink:type="simple" xlink:href="https://github.com/robhowley/nhlscrapi">https://github.com/robhowley/nhlscrapi</text:a></text:p>
      <text:p text:style-name="P12"/>
      <text:p text:style-name="P12">I propose building a predictive model using Deep Learning that assesses the probability of a shot-attempt for a given team as a function of the players on the ice. </text:p>
      <text:p text:style-name="P11"/>
      <text:list xml:id="list123214385053913" text:continue-numbering="true" text:style-name="LS1">
        <text:list-item>
          <text:p text:style-name="P19">Curing gerrymandering through clustering algorithms</text:p>
        </text:list-item>
      </text:list>
      <text:p text:style-name="P6"><text:tab/></text:p>
      <text:p text:style-name="P6"><text:tab/>The phenomenon of gerrymandering in the United States can lead to ridiculously drawn electoral boundaries as parties in power try to influence the democratic process:</text:p>
      <text:p text:style-name="P6"/>
      <text:p text:style-name="P6"><text:soft-page-break/>https://www.washingtonpost.com/news/wonk/wp/2014/05/15/americas-most-gerrymandered-congressional-districts/</text:p>
      <text:p text:style-name="P6"/>
      <text:p text:style-name="P5"><text:span text:style-name="T2">A non-partisan think-tank may ask the question: how do we come up with a good objective way of drawing districts that cannot be abused to obtain certain election outcomes? Two factors that </text:span><text:span text:style-name="T4">most would agree are important are:</text:span></text:p>
      <text:p text:style-name="P4"/>
      <text:p text:style-name="P2"><text:span text:style-name="T2">(1) the </text:span><text:span text:style-name="T1">compactness</text:span><text:span text:style-name="T2"> of a district </text:span><text:span text:style-name="T4">(the ratio of area to perimeter)</text:span></text:p>
      <text:p text:style-name="P4">(2) geographical features: bodies of water, mountain ranges, city/state boundaries</text:p>
      <text:p text:style-name="P6"/>
      <text:p text:style-name="P18">Generally one wants to incentivize compactness while penalizing a district that crosses geographical boundaries. </text:p>
      <text:p text:style-name="P13"/>
      <text:p text:style-name="P14">From the US Census web-site, one can obtain data regarding the geographical distribution of US residents:</text:p>
      <text:p text:style-name="P14"/>
      <text:p text:style-name="P14"><text:a xlink:type="simple" xlink:href="http://factfinder.census.gov/faces/nav/jsf/pages/download_center.xhtml">http://factfinder.census.gov/faces/nav/jsf/pages/download_center.xhtml</text:a></text:p>
      <text:p text:style-name="P14"/>
      <text:p text:style-name="P23">I propose the use of clustering techniques to optimize the electoral partitioning of the US with respect to district compactness.</text:p>
      <text:p text:style-name="P6"/>
      <text:p text:style-name="P11"/>
      <text:list xml:id="list123215894397418" text:continue-numbering="true" text:style-name="LS1">
        <text:list-item>
          <text:p text:style-name="P19">Restaurant opening times</text:p>
        </text:list-item>
      </text:list>
      <text:p text:style-name="P10"/>
      <text:p text:style-name="P1"><text:span text:style-name="T6">The Yelp dataset challenge (</text:span><text:a xlink:type="simple" xlink:href="https://www.yelp.com/dataset_challenge">https</text:a><text:a xlink:type="simple" xlink:href="https://www.yelp.com/dataset_challenge">://</text:a><text:a xlink:type="simple" xlink:href="https://www.yelp.com/dataset_challenge">www</text:a><text:a xlink:type="simple" xlink:href="https://www.yelp.com/dataset_challenge">.</text:a><text:a xlink:type="simple" xlink:href="https://www.yelp.com/dataset_challenge">yelp</text:a><text:a xlink:type="simple" xlink:href="https://www.yelp.com/dataset_challenge">.</text:a><text:a xlink:type="simple" xlink:href="https://www.yelp.com/dataset_challenge">com</text:a><text:a xlink:type="simple" xlink:href="https://www.yelp.com/dataset_challenge">/</text:a><text:a xlink:type="simple" xlink:href="https://www.yelp.com/dataset_challenge">dataset</text:a><text:a xlink:type="simple" xlink:href="https://www.yelp.com/dataset_challenge">_</text:a><text:a xlink:type="simple" xlink:href="https://www.yelp.com/dataset_challenge">challenge</text:a><text:span text:style-name="T6">) allows one to analyze a large amount of data regarding restaurants and on-line reviews. One of the parameters included in the dataset is opening hours. A restaurateur pays more to stay open longer, and may ask to what extent the returns for this diminish. </text:span><text:span text:style-name="T7">How will his ratings decline if he curtails availability?</text:span></text:p>
      <text:p text:style-name="P10"/>
      <text:p text:style-name="P2"><text:span text:style-name="T2">Clearly there are different patterns one might expect to see: the late-night diner, the trendy brunch place that is only open a few hours a day, the 24-hour fast food joint. </text:span><text:span text:style-name="T4">Optimal opening hours will depend on </text:span><text:span text:style-name="T5">restaurant type, as well as geography. </text:span><text:span text:style-name="T4">I propose building a model that predicts Yelp ratings as a function of opening times, </text:span><text:span text:style-name="T5">but also incorporating restaurant category, and geographical factor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top="0.706cm" fo:margin-bottom="0.212cm" style: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style: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style: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style: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style: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style: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style: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style: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5</meta:editing-cycles>
    <dc:date>2016-07-16T12:32:12.048778095</dc:date>
    <meta:editing-duration>PT19M36S</meta:editing-duration>
    <meta:document-statistic meta:table-count="0" meta:image-count="0" meta:object-count="0" meta:page-count="2" meta:paragraph-count="27" meta:word-count="596" meta:character-count="4053" meta:non-whitespace-character-count="3475"/>
  </office:meta>
</office:document-meta>
</file>